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2bbbf" officeooo:paragraph-rsid="0012bbbf"/>
    </style:style>
    <style:style style:name="P2" style:family="paragraph" style:parent-style-name="Standard">
      <style:text-properties officeooo:rsid="00141514" officeooo:paragraph-rsid="00141514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50ff3" officeooo:paragraph-rsid="00150ff3" style:font-size-asian="16pt" style:font-weight-asian="normal" style:font-size-complex="16pt" style:font-weight-complex="normal"/>
    </style:style>
    <style:style style:name="P4" style:family="paragraph" style:parent-style-name="Standard">
      <style:text-properties officeooo:rsid="00150ff3" officeooo:paragraph-rsid="00150ff3"/>
    </style:style>
    <style:style style:name="P5" style:family="paragraph" style:parent-style-name="Standard">
      <style:text-properties officeooo:rsid="00163fc3" officeooo:paragraph-rsid="00163fc3"/>
    </style:style>
    <style:style style:name="P6" style:family="paragraph" style:parent-style-name="Standard">
      <style:text-properties officeooo:rsid="0017fbad" officeooo:paragraph-rsid="0017fbad"/>
    </style:style>
    <style:style style:name="P7" style:family="paragraph" style:parent-style-name="Standard">
      <style:paragraph-properties fo:text-align="center" style:justify-single-word="false"/>
      <style:text-properties fo:font-size="16pt" officeooo:rsid="00193772" officeooo:paragraph-rsid="00193772" style:font-size-asian="16pt" style:font-size-complex="16pt"/>
    </style:style>
    <style:style style:name="P8" style:family="paragraph" style:parent-style-name="Standard">
      <style:text-properties officeooo:rsid="00193772" officeooo:paragraph-rsid="00193772"/>
    </style:style>
    <style:style style:name="P9" style:family="paragraph" style:parent-style-name="Standard">
      <style:text-properties officeooo:rsid="001ccf89" officeooo:paragraph-rsid="001ccf89"/>
    </style:style>
    <style:style style:name="P10" style:family="paragraph" style:parent-style-name="Standard">
      <style:text-properties officeooo:rsid="00199171" officeooo:paragraph-rsid="00199171"/>
    </style:style>
    <style:style style:name="P11" style:family="paragraph" style:parent-style-name="Standard">
      <style:text-properties fo:font-variant="normal" fo:text-transform="none" fo:color="#001d35" loext:opacity="100%" style:font-name="monospace" fo:font-size="10.5pt" fo:letter-spacing="normal" fo:font-style="normal" fo:font-weight="normal" officeooo:rsid="00199171" officeooo:paragraph-rsid="00199171"/>
    </style:style>
    <style:style style:name="P12" style:family="paragraph" style:parent-style-name="Standard">
      <style:text-properties officeooo:paragraph-rsid="001b27b8"/>
    </style:style>
    <style:style style:name="P13" style:family="paragraph" style:parent-style-name="Standard">
      <style:text-properties officeooo:rsid="001e7c71" officeooo:paragraph-rsid="001e7c71"/>
    </style:style>
    <style:style style:name="T1" style:family="text">
      <style:text-properties officeooo:rsid="00141514"/>
    </style:style>
    <style:style style:name="T2" style:family="text">
      <style:text-properties officeooo:rsid="00163fc3"/>
    </style:style>
    <style:style style:name="T3" style:family="text">
      <style:text-properties officeooo:rsid="0017fbad"/>
    </style:style>
    <style:style style:name="T4" style:family="text">
      <style:text-properties officeooo:rsid="001a91ea"/>
    </style:style>
    <style:style style:name="T5" style:family="text">
      <style:text-properties officeooo:rsid="001b27b8"/>
    </style:style>
    <style:style style:name="T6" style:family="text">
      <style:text-properties fo:font-variant="normal" fo:text-transform="none" fo:color="#001d35" loext:opacity="100%" style:font-name="monospace" fo:font-size="10.5pt" fo:letter-spacing="normal" fo:font-style="normal" fo:font-weight="normal" officeooo:rsid="001991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ботаем из командной строки</text:p>
      <text:p text:style-name="P1"/>
      <text:p text:style-name="P1">1. Подключаемся под пользователем «postgres»:</text:p>
      <text:p text:style-name="P1">su postgres</text:p>
      <text:p text:style-name="P1"/>
      <text:p text:style-name="P1">2. Включаем режим командной строки sql:</text:p>
      <text:p text:style-name="P1">psql</text:p>
      <text:p text:style-name="P1"/>
      <text:p text:style-name="P1">3. Просмотреть все БД сервера:</text:p>
      <text:p text:style-name="P1">\l</text:p>
      <text:p text:style-name="P1"/>
      <text:p text:style-name="P1">4. Подключиться к нужной БД:</text:p>
      <text:p text:style-name="P1">\c &lt;наименование БД&gt;; <text:s text:c="6"/>← в конце не забывать «;», если не указать — будет продолжен ввод команды на следующей строке пока не введем «;».</text:p>
      <text:p text:style-name="P1">Выход - \q</text:p>
      <text:p text:style-name="P1"/>
      <text:p text:style-name="P1">5. Просмотр всех таблиц и вьюшек в БД:</text:p>
      <text:p text:style-name="P1">\d</text:p>
      <text:p text:style-name="P1"/>
      <text:p text:style-name="P1">6. Подключаем функцию анализа:</text:p>
      <text:p text:style-name="P1">create EXTENSION pgstattuple;</text:p>
      <text:p text:style-name="P1"/>
      <text:p text:style-name="P1">7. Просмотр места расположения интересующей таблицы и индекса <text:span text:style-name="T1">(заменить наименования таблицы и индекса на нужные)</text:span>:</text:p>
      <text:p text:style-name="P1">select pg_relation_filepath('public."ImageItems"') as tbl,pg_relation_filepath('public."PK_Items"') as idx;</text:p>
      <text:p text:style-name="P1"/>
      <text:p text:style-name="P2">8. Просмотр заполнения таблицы и индекса данными:</text:p>
      <text:p text:style-name="P2">select t.tuple_percent,i.avg_leaf_density,i.leaf_fragmentation from pgstattuple('public."ImageItems"') t,pgstatindex('public."PK_Items"') i;</text:p>
      <text:p text:style-name="P2"/>
      <text:p text:style-name="P2">9. Просмотр размера таблицы и индекса:</text:p>
      <text:p text:style-name="P2">select pg_size_pretty(pg_table_size('public."ImageItems"')) as tbl,pg_size_pretty(pg_indexes_size('public."ImageItems"')) as idx;</text:p>
      <text:p text:style-name="P2"/>
      <text:p text:style-name="P2">10. Полное пересоздание таблицы и индексов:</text:p>
      <text:p text:style-name="P2">vacuum full public."ImageItems"</text:p>
      <text:p text:style-name="P2"/>
      <text:p text:style-name="P2"/>
      <text:p text:style-name="P3">Для логирования запросов</text:p>
      <text:p text:style-name="P4"/>
      <text:p text:style-name="P4">Изначально логирование выключено.</text:p>
      <text:p text:style-name="P4">Включается в файле - /files/data/Postgres_Local_Data, файл - postgresql.conf</text:p>
      <text:p text:style-name="P4">В нем все настройки сервера.</text:p>
      <text:p text:style-name="P4">Ищем раздел - REPORTING AND LOGGING</text:p>
      <text:p text:style-name="P4"/>
      <text:p text:style-name="P4">В нем делаем настройки — <text:span text:style-name="T2">добавляем строки</text:span>:</text:p>
      <text:p text:style-name="P4"/>
      <text:p text:style-name="P4">--<text:span text:style-name="T2">по месту расположения логов</text:span></text:p>
      <text:p text:style-name="P5">Можно поправить и месторасположения, и наименование файла, и период ротации. </text:p>
      <text:p text:style-name="P5">Первоначально — хранятся в папке «log», новый файл лога создается каждый день или при превышении размера в 10 Мб</text:p>
      <text:p text:style-name="P4"><text:soft-page-break/>log_destination = 'stderr,csvlog' <text:s text:c="2"/>← если хотим, чтобы были текстовые логи и логи в виде CSV. Могут быть логи также в виде JSON</text:p>
      <text:p text:style-name="P4"/>
      <text:p text:style-name="P4">Лучше оставить просто текстовый:</text:p>
      <text:p text:style-name="P4">log_destination = 'stderr' </text:p>
      <text:p text:style-name="P4"/>
      <text:p text:style-name="P4">logging_collector = on <text:s text:c="3"/>← <text:span text:style-name="T2">включаем собственно вывод</text:span></text:p>
      <text:p text:style-name="P4"/>
      <text:p text:style-name="P4">log_min_duration_statement = 0 <text:s text:c="2"/>← <text:span text:style-name="T3">будут писаться все запросы. Числовое значение — длительность запроса в миллисекундах, т. е. Можно писать запросы с длительностью выполнения больше заданного порога</text:span></text:p>
      <text:p text:style-name="P4"/>
      <text:p text:style-name="P4">log_statement = 'all' <text:s text:c="2"/>← <text:span text:style-name="T3">будут записываться Query-запросы</text:span></text:p>
      <text:p text:style-name="P4"/>
      <text:p text:style-name="P6">Сохраняем, рестартим сервер.</text:p>
      <text:p text:style-name="P6">Должна появится папка «log», в ней — файл лога</text:p>
      <text:p text:style-name="P6"/>
      <text:p text:style-name="P7">Для периодического удаления старых логов </text:p>
      <text:p text:style-name="P8"/>
      <text:p text:style-name="P8">Ставим утилиту обслуживания логов:</text:p>
      <text:p text:style-name="P8">yay -S logrotate</text:p>
      <text:p text:style-name="P8"/>
      <text:p text:style-name="P8">Делаем новый файл конфигурирования логов PostgreSql:</text:p>
      <text:p text:style-name="P8">sudo touch /home/etc/logrotate.d/postgresql</text:p>
      <text:p text:style-name="P8"/>
      <text:p text:style-name="P8">Заполняем файл конфигурации postgresql:</text:p>
      <text:p text:style-name="P8"/>
      <text:p text:style-name="P8">/files/data/Postgres_Local_Data/log/*.log</text:p>
      <text:p text:style-name="P8">{</text:p>
      <text:p text:style-name="P8"><text:s text:c="4"/>missingok</text:p>
      <text:p text:style-name="P8"><text:s text:c="4"/>daily</text:p>
      <text:p text:style-name="P8"><text:s text:c="4"/>rotate 1</text:p>
      <text:p text:style-name="P8"><text:s text:c="4"/>notifempty</text:p>
      <text:p text:style-name="P8"><text:s text:c="4"/>nocreate</text:p>
      <text:p text:style-name="P8"><text:s text:c="4"/>postrotate</text:p>
      <text:p text:style-name="P8"><text:s text:c="8"/>find /files/data/Postgres_Local_Data/log -name "*.log.1" -delete</text:p>
      <text:p text:style-name="P8"><text:s text:c="4"/>endscript</text:p>
      <text:p text:style-name="P9"><text:s text:c="4"/>su root root</text:p>
      <text:p text:style-name="P8">}</text:p>
      <text:p text:style-name="P8"/>
      <text:p text:style-name="P10">проверяем — работает ли запуск по расписанию;</text:p>
      <text:p text:style-name="P11">systemctl status logrotate.timer</text:p>
      <text:p text:style-name="P11"/>
      <text:p text:style-name="P11">если disabled, выполняем:</text:p>
      <text:p text:style-name="P11"/>
      <text:p text:style-name="P11">sudo systemctl enable logrotate.timer</text:p>
      <text:p text:style-name="P11">sudo systemctl start logrotate.timer</text:p>
      <text:p text:style-name="P8"/>
      <text:p text:style-name="P8">Все, файлы в папке /files/data/Postgres_Local_Data/log будут хранится <text:span text:style-name="T4">около 3</text:span> дней, <text:span text:style-name="T4">утилита хапускается ежедневно по таймеру, но т. к. комп работает не постоянно — бывает, что запуск таймера пропускается. </text:span></text:p>
      <text:p text:style-name="P12"><text:soft-page-break/><text:span text:style-name="T5">Время запуска таймера показывается командой - </text:span><text:span text:style-name="T6">systemctl status logrotate.timer, </text:span><text:span text:style-name="T4">в ней </text:span><text:span text:style-name="T5">отобразится </text:span><text:span text:style-name="T4">параметр </text:span><text:span text:style-name="T5">Trigger — время срабатывания таймера и сколько времени до этого момента осталось.</text:span></text:p>
      <text:p text:style-name="P13">Также, узнать когда таймер сработает — можно командой:</text:p>
      <text:p text:style-name="P13">systemctl list-timers</text:p>
      <text:p text:style-name="P13">Отобразятся все таймеры со временем срабатывания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3T11:53:11.614350736</meta:creation-date>
    <dc:date>2025-09-27T13:14:17.797426034</dc:date>
    <meta:editing-duration>PT1H42M40S</meta:editing-duration>
    <meta:editing-cycles>12</meta:editing-cycles>
    <meta:generator>LibreOffice/25.8.1.1$Linux_X86_64 LibreOffice_project/580$Build-1</meta:generator>
    <meta:document-statistic meta:table-count="0" meta:image-count="0" meta:object-count="0" meta:page-count="3" meta:paragraph-count="67" meta:word-count="399" meta:character-count="3249" meta:non-whitespace-character-count="2850"/>
  </office:meta>
</office:document-meta>
</file>